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4000001643DF21706.png" manifest:media-type="image/png"/>
  <manifest:file-entry manifest:full-path="Pictures/10000000000001F2000001F99B214A96.png" manifest:media-type="image/png"/>
  <manifest:file-entry manifest:full-path="Pictures/10000000000001B3000001EC66684BF8.png" manifest:media-type="image/png"/>
  <manifest:file-entry manifest:full-path="Pictures/100000000000012D000001501246895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6.174cm"/>
    </style:style>
    <style:style style:name="gr5" style:family="graphic">
      <style:graphic-properties style:protect="size"/>
    </style:style>
    <style:style style:name="pr1" style:family="presentation" style:parent-style-name="Standard-title">
      <style:graphic-properties fo:min-height="4.543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4.543cm" svg:x="1.4cm" svg:y="-1.343cm" presentation:class="title" presentation:user-transformed="true">
          <draw:text-box>
            <text:p>DIET Cloud</text:p>
          </draw:text-box>
        </draw:frame>
        <draw:frame draw:style-name="gr1" draw:text-style-name="P1" draw:layer="layout" svg:width="12.8cm" svg:height="8.4cm" svg:x="1cm" svg:y="12.2cm">
          <draw:image xlink:href="Pictures/10000000000001F2000001F99B214A96.png" xlink:type="simple" xlink:show="embed" xlink:actuate="onLoad">
            <text:p/>
          </draw:image>
        </draw:frame>
        <draw:frame draw:style-name="gr1" draw:text-style-name="P1" draw:layer="layout" svg:width="8.8cm" svg:height="9.2cm" svg:x="0.8cm" svg:y="1cm">
          <draw:image xlink:href="Pictures/1000000000000204000001643DF21706.png" xlink:type="simple" xlink:show="embed" xlink:actuate="onLoad">
            <text:p/>
          </draw:image>
        </draw:frame>
        <draw:frame draw:style-name="gr1" draw:text-style-name="P1" draw:layer="layout" svg:width="7.963cm" svg:height="8.889cm" svg:x="18cm" svg:y="11.2cm">
          <draw:image xlink:href="Pictures/100000000000012D0000015012468951.png" xlink:type="simple" xlink:show="embed" xlink:actuate="onLoad">
            <text:p/>
          </draw:image>
        </draw:frame>
        <draw:custom-shape draw:style-name="gr2" draw:text-style-name="P1" draw:layer="layout" svg:width="0.6cm" svg:height="0.6cm" svg:x="0.8cm" svg:y="0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15cm" svg:height="0.962cm" svg:x="1.4cm" svg:y="0.4cm">
          <draw:text-box>
            <text:p>VM instanciation</text:p>
          </draw:text-box>
        </draw:frame>
        <draw:custom-shape draw:style-name="gr2" draw:text-style-name="P1" draw:layer="layout" svg:width="0.6cm" svg:height="0.6cm" svg:x="10.37cm" svg:y="3.238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text-style-name="P1" draw:layer="layout" svg:width="9.308cm" svg:height="10.6cm" svg:x="18.4cm" svg:y="0.6cm">
          <draw:image xlink:href="Pictures/10000000000001B3000001EC66684BF8.png" xlink:type="simple" xlink:show="embed" xlink:actuate="onLoad">
            <text:p/>
          </draw:image>
        </draw:frame>
        <draw:frame draw:style-name="gr4" draw:layer="layout" svg:width="10cm" svg:height="2cm" svg:x="11cm" svg:y="3cm">
          <draw:text-box>
            <text:p>Applications deployments in VM</text:p>
          </draw:text-box>
        </draw:frame>
        <draw:custom-shape draw:style-name="gr2" draw:text-style-name="P1" draw:layer="layout" svg:width="0.6cm" svg:height="0.6cm" svg:x="0.769cm" svg:y="11.537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layer="layout" svg:width="11.7cm" svg:height="2cm" svg:x="1.5cm" svg:y="11.4cm">
          <draw:text-box>
            <text:p>Execution of an Application with inputs</text:p>
          </draw:text-box>
        </draw:frame>
        <draw:custom-shape draw:style-name="gr2" draw:text-style-name="P1" draw:layer="layout" svg:width="0.6cm" svg:height="0.6cm" svg:x="14.668cm" svg:y="11.536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layer="layout" svg:width="4.731cm" svg:height="0.962cm" svg:x="15.281cm" svg:y="11.377cm">
          <draw:text-box>
            <text:p>VM destruction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miel </meta:initial-creator>
    <meta:creation-date>2014-02-17T09:41:01</meta:creation-date>
    <dc:date>2014-02-17T10:57:21</dc:date>
    <dc:creator>lamiel </dc:creator>
    <meta:editing-duration>PT1H9M1S</meta:editing-duration>
    <meta:editing-cycles>17</meta:editing-cycles>
    <meta:generator>LibreOffice/3.5$Linux_X86_64 LibreOffice_project/350m1$Build-2</meta:generator>
    <meta:document-statistic meta:object-count="36"/>
  </office:meta>
</office:document-meta>
</file>